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hit Devanagari" fo:font-size="14pt" officeooo:rsid="001b7333" officeooo:paragraph-rsid="001b7333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to report of Group A:</text:p>
      <text:p text:style-name="Standard"><text:a xlink:type="simple" xlink:href="https://docs.google.com/document/d/1IXeClO8qUY8Bhc0W3lqUVnm40-ai_6TvOfrPYG486Q4/edit" text:style-name="Internet_20_link" text:visited-style-name="Visited_20_Internet_20_Link"/></text:p>
      <text:p text:style-name="Standard"><text:a xlink:type="simple" xlink:href="https://docs.google.com/document/d/1IXeClO8qUY8Bhc0W3lqUVnm40-ai_6TvOfrPYG486Q4/edit" text:style-name="Internet_20_link" text:visited-style-name="Visited_20_Internet_20_Link"/></text:p>
      <text:p text:style-name="Standard"><text:a xlink:type="simple" xlink:href="https://docs.google.com/document/d/1IXeClO8qUY8Bhc0W3lqUVnm40-ai_6TvOfrPYG486Q4/edit" text:style-name="Internet_20_link" text:visited-style-name="Visited_20_Internet_20_Link">https://docs.google.com/document/d/1IXeClO8qUY8Bhc0W3lqUVnm40-ai_6TvOfrPYG486Q4/edit</text:a>#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2:54:16.732493017</meta:creation-date>
    <dc:date>2020-12-02T22:58:11.607681406</dc:date>
    <meta:editing-duration>PT3M1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7" meta:character-count="111" meta:non-whitespace-character-count="106"/>
  </office:meta>
</office:document-meta>
</file>